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Palatino Linotype" svg:font-family="'Palatino Linotype'"/>
    <style:font-face style:name="Tahoma1" svg:font-family="Tahoma"/>
    <style:font-face style:name="Nimbus Mono L" svg:font-family="'Nimbus Mono L'" style:font-family-generic="modern" style:font-pitch="fixed"/>
    <style:font-face style:name="DejaVu Sans" svg:font-family="'DejaVu Sans'" style:font-pitch="variable"/>
    <style:font-face style:name="Tahoma" svg:font-family="Tahoma"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start" style:justify-single-word="false"/>
      <style:text-properties fo:font-weight="normal" style:font-weight-asian="normal" style:font-weight-complex="normal"/>
    </style:style>
    <style:style style:name="P3" style:family="paragraph" style:parent-style-name="Text_20_body">
      <style:paragraph-properties fo:margin-left="0.4925in" fo:margin-right="0in" fo:text-align="start" style:justify-single-word="false" fo:text-indent="0in" style:auto-text-indent="false"/>
      <style:text-properties fo:font-weight="normal" style:font-weight-asian="normal" style:font-weight-complex="normal"/>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Preformatted_20_Text">
      <style:paragraph-properties fo:text-align="start" style:justify-single-word="false"/>
    </style:style>
    <style:style style:name="P7" style:family="paragraph" style:parent-style-name="Table_20_Contents">
      <style:paragraph-properties fo:text-align="start" style:justify-single-word="false"/>
    </style:style>
    <style:style style:name="P8" style:family="paragraph" style:parent-style-name="Preformatted_20_Text">
      <style:paragraph-properties fo:margin-left="0.4925in" fo:margin-right="0in" fo:text-indent="0in" style:auto-text-indent="false"/>
    </style:style>
    <style:style style:name="P9" style:family="paragraph" style:parent-style-name="Preformatted_20_Text">
      <style:paragraph-properties fo:margin-left="0.4925in" fo:margin-right="0in" fo:text-align="start" style:justify-single-word="false" fo:text-indent="0in" style:auto-text-indent="false"/>
    </style:style>
    <style:style style:name="P10" style:family="paragraph" style:parent-style-name="Preformatted_20_Text">
      <style:paragraph-properties fo:text-align="center" style:justify-single-word="false"/>
    </style:style>
    <style:style style:name="P11" style:family="paragraph" style:parent-style-name="Heading_20_2">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Source_20_Text">geddiff</text:span> Design Document</text:p>
      <text:h text:style-name="Heading_20_1" text:outline-level="1">Overview</text:h>
      <text:p text:style-name="Text_20_body"><text:span text:style-name="Source_20_Text">geddiff</text:span> is a utility conceptually similar to the standard Unix <text:span text:style-name="Source_20_Text">diff</text:span> utility, but specialized for use on GEDCOM genealogical data files.</text:p>
      <text:h text:style-name="Heading_20_1" text:outline-level="1">Data Structures and Formats</text:h>
      <text:h text:style-name="Heading_20_2" text:outline-level="2">Input</text:h>
      <text:p text:style-name="P1">geddiff [options] file1 file2 [file1-start-id [file2-start-id] ]</text:p>
      <text:p text:style-name="P2">[options]</text:p>
      <text:p text:style-name="P3">-c Be case insensitive in comparisons between FILE1 and FILE2</text:p>
      <text:p text:style-name="P3">-w Ignore leading or trailing whitespace in values (not in ID's!)</text:p>
      <text:p text:style-name="P3">-m Match threshhold. A decimal between 0 and 1 specifying the threshhold at which two records will be considered to be the same. The lower the threshhold is, the more likely it is that geddiff will consider two records to be versions of the same record, rather than assuming that a new record was created. For now this will default to 0.49, and any two records that have the same ID will be given a match score of 0.5, causing them to be considered versions of the same record.</text:p>
      <text:p text:style-name="P4">Input will consist of two GEDCOM files on the local filesystem. We will refer to these as <text:span text:style-name="T1">FILE1</text:span><text:span text:style-name="T2"> and </text:span><text:span text:style-name="T1">FILE2</text:span>. Any GEDCOM formats supported by <text:span text:style-name="Source_20_Text">libgedcom</text:span> will be allowed. Hopefully with time we can update <text:span text:style-name="Source_20_Text">libgedcom</text:span> to recognize the GEDCOM 5.5.1 standard (it now supports 5.5).</text:p>
      <text:p text:style-name="P4">The user can also optionally specify the ID of the individual (INDI record) at which to start the comparison for each file. If this is not specified, geddiff starts at the root person in the file. Whether geddiff begins at a specified location or at the default, the user is assumed to be asserting that the two starting points are the same person.</text:p>
      <text:h text:style-name="Heading_20_2" text:outline-level="2">Holding Structures</text:h>
      <text:p text:style-name="Text_20_body">The program will allow libgedcom_gom to handle the storage of the tree structures.</text:p>
      <text:h text:style-name="Heading_20_2" text:outline-level="2">Output Format</text:h>
      <text:p text:style-name="Text_20_body">geddiff will print its results to standard output unless otherwise directed. The output will provide all information necessary to efficiently transform the specified portion of <text:span text:style-name="T1">FILE1</text:span> into the specified portion of <text:span text:style-name="T1">FILE2. </text:span><text:span text:style-name="T2">By default, the entire tree is compared. Records not linked in to the root person will not be considered. Examples of this are unutilized source (SOUR) records or unlinked individuals (INDI).</text:span></text:p>
      <text:p text:style-name="P5">Output is in terms of FILE1. The level 0 element of a changed record is output, followed by any <text:span text:style-name="T1">modified or added </text:span>subelement <text:span text:style-name="T1">and its parents.</text:span> Consider this sample individual:</text:p>
      <text:p text:style-name="Text_20_body"/>
      <table:table table:name="Table1" table:style-name="Table1">
        <table:table-column table:style-name="Table1.A"/>
        <table:table-column table:style-name="Table1.B"/>
        <table:table-header-rows>
          <table:table-row>
            <table:table-cell table:style-name="Table1.A1" office:value-type="string">
              <text:p text:style-name="Text_20_body">In FILE1:</text:p>
              <text:p text:style-name="Preformatted_20_Text">0 @I0012@ INDI</text:p>
              <text:p text:style-name="Preformatted_20_Text">1 NAME William Joseph /BLITHELY/</text:p>
              <text:p text:style-name="Preformatted_20_Text">2 SURN BLITHELY</text:p>
              <text:p text:style-name="Preformatted_20_Text">2 GIVN William Joseph</text:p>
              <text:p text:style-name="Preformatted_20_Text">1 SEX M</text:p>
              <text:p text:style-name="Preformatted_20_Text">1 REFN 00003</text:p>
              <text:p text:style-name="Preformatted_20_Text">1 FAMS @F258@</text:p>
              <text:p text:style-name="P6">1 FAMC @F1@</text:p>
            </table:table-cell>
            <table:table-cell table:style-name="Table1.A1" office:value-type="string">
              <text:p text:style-name="Text_20_body">In FILE2:</text:p>
              <text:p text:style-name="Preformatted_20_Text">0 @I0012@ INDI</text:p>
              <text:p text:style-name="Preformatted_20_Text">1 NAME William Joseph /BLITHELY/</text:p>
              <text:p text:style-name="Preformatted_20_Text">2 SURN BLITHELY</text:p>
              <text:p text:style-name="Preformatted_20_Text">2 GIVN William Joseph</text:p>
              <text:p text:style-name="Preformatted_20_Text">1 SEX M</text:p>
              <text:p text:style-name="Preformatted_20_Text">1 BIRT</text:p>
              <text:p text:style-name="Preformatted_20_Text">2 DATE 3 Mar 1544</text:p>
              <text:p text:style-name="Preformatted_20_Text">2 PLAC London, England</text:p>
              <text:p text:style-name="Preformatted_20_Text">1 REFN 00003</text:p>
              <text:p text:style-name="Preformatted_20_Text">1 FAMS @F258@</text:p>
              <text:p text:style-name="P6">1 FAMC @F22@</text:p>
              <text:p text:style-name="P7"/>
              <text:p text:style-name="P7"/>
            </table:table-cell>
          </table:table-row>
        </table:table-header-rows>
      </table:table>
      <text:p text:style-name="P4">What changed? FILE2 now includes information about Mr. Blithely's birth, and links him in as a child in a different family. <text:span text:style-name="Source_20_Text">geddiff</text:span> would print out:</text:p>
      <text:p text:style-name="P8">0 @I0012@ INDI</text:p>
      <text:p text:style-name="P9">1 BIRT</text:p>
      <text:p text:style-name="P9">2 DATE 3 Mar 1544</text:p>
      <text:p text:style-name="P9">2 PLAC London, England</text:p>
      <text:p text:style-name="P9">1 FAMC @F22@</text:p>
      <text:p text:style-name="P10"/>
      <text:h text:style-name="Heading_20_3" text:outline-level="3">Record ID Change</text:h>
      <text:p text:style-name="P4">If a record's ID has been changed, the following format is used:</text:p>
      <text:p text:style-name="P8">0 @I0012@ INDI</text:p>
      <text:p text:style-name="P8">NEWID @I0034@</text:p>
      <text:p text:style-name="P8"/>
      <text:p text:style-name="Text_20_body">Further references to <text:span text:style-name="Source_20_Text">@I0012@</text:span> within the same diff will be accepted, and references to <text:span text:style-name="Source_20_Text">@I0034@</text:span> will not be considered as pointing to the same individual as <text:span text:style-name="Source_20_Text">@I0012@</text:span> used to, until the entire diff is completed. Again, the diff is in terms of FILE1.</text:p>
      <text:h text:style-name="Heading_20_1" text:outline-level="1">Classes</text:h>
      <text:h text:style-name="P11" text:outline-level="2">GeddiffProg</text:h>
      <text:p text:style-name="Preformatted_20_Text">class GeddiffProg{</text:p>
      <text:p text:style-name="P8">/** Encapsulates the core program logic</text:p>
      <text:p text:style-name="P8">int run(const int argc, char* argv[]);</text:p>
      <text:p text:style-name="P8"/>
      <text:p text:style-name="P8">/** @returns a string containing the diff output showing the differences between @param indiv1 the first individual and @param indiv2 the second individual. This _will_ include a comparison of all records referred to by the individual records. See the <text:bookmark-ref text:reference-format="text" text:ref-name="Comparison">Comparison</text:bookmark-ref> algorithm <text:bookmark-ref text:reference-format="direction" text:ref-name="Comparison">below</text:bookmark-ref>.*/</text:p>
      <text:p text:style-name="P8">string compare_individuals(individual* indiv1, individual* indiv2);</text:p>
      <text:p text:style-name="P8"/>
      <text:p text:style-name="Preformatted_20_Text">};</text:p>
      <text:h text:style-name="Heading_20_1" text:outline-level="1">Algorithms</text:h>
      <text:h text:style-name="Heading_20_2" text:outline-level="2"><text:bookmark-start text:name="Comparison"/>Comparison<text:bookmark-end text:name="Comparison"/></text:h>
      <text:p text:style-name="Text_20_body">How will geddiff go about checking the files for differences?</text:p>
      <text:h text:style-name="Heading_20_2" text:outline-level="2">Matching</text:h>
      <text:p text:style-name="Text_20_body">This algorithm compares various records to identify likely (or absolute) matches. Different parameters will receive different weights for the match score.</text:p>
      <text:p text:style-name="P4"/>
      <text:p text:style-name="P4">It's all about recursion, baby!</text:p>
      <text:p text:style-name="P4">First, check for differences betwe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Palatino Linotype" svg:font-family="'Palatino Linotype'"/>
    <style:font-face style:name="Tahoma1" svg:font-family="Tahoma"/>
    <style:font-face style:name="Nimbus Mono L" svg:font-family="'Nimbus Mono L'" style:font-family-generic="modern" style:font-pitch="fixed"/>
    <style:font-face style:name="DejaVu Sans" svg:font-family="'DejaVu Sans'" style:font-pitch="variable"/>
    <style:font-face style:name="Tahoma" svg:font-family="Tahoma"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Linotype" fo:font-size="12pt" fo:language="en" fo:country="US" style:font-name-asian="DejaVu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Palatino Linotype" fo:font-size="14pt" style:font-name-asian="DejaVu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1pt" fo:font-style="italic" style:text-underline-style="dotted" style:text-underline-width="auto" style:text-underline-color="font-color" fo:font-weight="normal" style:font-size-asian="14pt" style:font-weight-asian="bold" style:font-size-complex="14pt" style:font-weight-complex="bold"/>
    </style:style>
    <style:style style:name="List" style:family="paragraph" style:parent-style-name="Text_20_body" style:class="list">
      <style:text-properties style:font-name="Palatino Linotype"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style:font-name="Palatino Linotyp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Source_20_Text" style:display-name="Source Text" style:family="text">
      <style:text-properties style:font-name="Nimbus Mono L" style:font-name-asian="Nimbus Mono L" style:font-name-complex="Nimbus Mono L"/>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Josh Hansen</meta:initial-creator>
    <meta:creation-date>2006-08-25T03:37:39</meta:creation-date>
    <dc:creator>Josh Hansen</dc:creator>
    <dc:date>2006-08-25T21:32:42</dc:date>
    <dc:language>en-US</dc:language>
    <meta:editing-cycles>14</meta:editing-cycles>
    <meta:editing-duration>PT14H21M22S</meta:editing-duration>
    <meta:user-defined meta:name="Info 1"/>
    <meta:user-defined meta:name="Info 2"/>
    <meta:user-defined meta:name="Info 3"/>
    <meta:user-defined meta:name="Info 4"/>
    <meta:document-statistic meta:table-count="1" meta:image-count="0" meta:object-count="0" meta:page-count="3" meta:paragraph-count="64" meta:word-count="651" meta:character-count="3838"/>
  </office:meta>
</office:document-meta>
</file>